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5-10-21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5-07-16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5-05-0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5-04-2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5-02-0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5-01-2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4-10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4-07-22 1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4-04-24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4-01-23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3-11-0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3-10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3-07-27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3-04-2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3-01-1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2-10-25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2-08-02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2-05-26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2-04-28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2-02-01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1-11-16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1-10-25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1-07-27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1-04-26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1-01-2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0-10-27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0-08-20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0-08-1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0-07-29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0-05-13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20-01-2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9-11-1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9-10-28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9-07-24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9-05-1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9-02-25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9-01-28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8-11-2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8-10-29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8-07-25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8-04-30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8-04-17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8-01-3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7-10-31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7-07-27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7-04-25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7-01-3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7-01-04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6-11-01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6-09-27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6-08-02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6-05-04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6-01-27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5-11-03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5-08-0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5-04-2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5-02-0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5-01-05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4-11-10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4-07-30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4-04-25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4-02-03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3-11-0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3-08-2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3-05-14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3-02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2-11-08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2-08-07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2-05-09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2-02-07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1-11-21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1-07-26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1-04-2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1-02-2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1-01-0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1-01-05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0-11-01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0-08-02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0-06-1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0-05-0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10-02-0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9-11-05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9-08-25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9-04-2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9-01-2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8-11-0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8-07-31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8-04-3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8-02-1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7-11-0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7-08-1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7-04-2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7-02-1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6-11-03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6-08-0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6-06-19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6-05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6-02-2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6-01-0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5-11-01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5-08-02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5-05-02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5-01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4-10-2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4-08-04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4-05-24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4-02-0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3-11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2-10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2-05-08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1-08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0-11-3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0-09-2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200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9-10-12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9-02-17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8-07-0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7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6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3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9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7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7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7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7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6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6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6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6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6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5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3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3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0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0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8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79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22J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197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6" meta:object-count="0"/>
    <meta:user-defined meta:name="AppVersion">3.0</meta:user-defined>
  </office:meta>
</office:document-meta>
</file>